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00d" officeooo:paragraph-rsid="0009b00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rsid="0009d57f" officeooo:paragraph-rsid="0009d57f" style:font-size-asian="16pt" style:font-size-complex="16pt"/>
    </style:style>
    <style:style style:name="P4" style:family="paragraph" style:parent-style-name="Standard">
      <style:text-properties fo:font-size="16pt" officeooo:rsid="0009d57f" officeooo:paragraph-rsid="0009dd68" style:font-size-asian="16pt" style:font-size-complex="16pt"/>
    </style:style>
    <style:style style:name="P5" style:family="paragraph" style:parent-style-name="Standard">
      <style:text-properties fo:font-size="16pt" officeooo:rsid="0009d57f" officeooo:paragraph-rsid="000a4707" style:font-size-asian="16pt" style:font-size-complex="16pt"/>
    </style:style>
    <style:style style:name="P6" style:family="paragraph" style:parent-style-name="Standard">
      <style:text-properties fo:font-size="16pt" officeooo:rsid="000a4707" officeooo:paragraph-rsid="000a4707" style:font-size-asian="16pt" style:font-size-complex="16pt"/>
    </style:style>
    <style:style style:name="P7" style:family="paragraph" style:parent-style-name="Standard">
      <style:text-properties fo:font-size="16pt" officeooo:rsid="000a4707" officeooo:paragraph-rsid="000d1d12" style:font-size-asian="16pt" style:font-size-complex="16pt"/>
    </style:style>
    <style:style style:name="P8" style:family="paragraph" style:parent-style-name="Standard">
      <style:text-properties fo:font-size="16pt" officeooo:rsid="000b99a0" officeooo:paragraph-rsid="000a4707" style:font-size-asian="16pt" style:font-size-complex="16pt"/>
    </style:style>
    <style:style style:name="P9" style:family="paragraph" style:parent-style-name="Standard">
      <style:text-properties fo:font-size="16pt" officeooo:rsid="000b99a0" officeooo:paragraph-rsid="000b99a0" style:font-size-asian="16pt" style:font-size-complex="16pt"/>
    </style:style>
    <style:style style:name="P10" style:family="paragraph" style:parent-style-name="Standard">
      <style:text-properties fo:font-size="16pt" officeooo:rsid="000b99a0" officeooo:paragraph-rsid="000d1d12" style:font-size-asian="16pt" style:font-size-complex="16pt"/>
    </style:style>
    <style:style style:name="P11" style:family="paragraph" style:parent-style-name="Standard">
      <style:text-properties officeooo:paragraph-rsid="000b99a0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officeooo:rsid="0009b00d" style:font-size-asian="15.75pt" style:font-weight-asian="bold" style:font-size-complex="18pt" style:font-weight-complex="bold"/>
    </style:style>
    <style:style style:name="T3" style:family="text">
      <style:text-properties fo:font-size="18pt" fo:font-style="italic" fo:font-weight="bold" style:font-size-asian="15.75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18pt" fo:font-style="italic" fo:font-weight="bold" officeooo:rsid="0009dd68" style:font-size-asian="15.75pt" style:font-style-asian="italic" style:font-weight-asian="bold" style:font-size-complex="18pt" style:font-style-complex="italic" style:font-weight-complex="bold"/>
    </style:style>
    <style:style style:name="T5" style:family="text">
      <style:text-properties fo:font-size="18pt" fo:font-style="italic" fo:font-weight="bold" officeooo:rsid="000a4707" style:font-size-asian="15.75pt" style:font-style-asian="italic" style:font-weight-asian="bold" style:font-size-complex="18pt" style:font-style-complex="italic" style:font-weight-complex="bold"/>
    </style:style>
    <style:style style:name="T6" style:family="text">
      <style:text-properties fo:font-size="18pt" fo:font-style="italic" fo:font-weight="bold" officeooo:rsid="000b99a0" style:font-size-asian="15.75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18pt" fo:font-style="italic" fo:font-weight="bold" officeooo:rsid="000d1d12" style:font-size-asian="15.75pt" style:font-style-asian="italic" style:font-weight-asian="bold" style:font-size-complex="18pt" style:font-style-complex="italic" style:font-weight-complex="bold"/>
    </style:style>
    <style:style style:name="T8" style:family="text">
      <style:text-properties fo:font-size="18pt" fo:font-style="italic" fo:font-weight="bold" officeooo:rsid="000f1d09" style:font-size-asian="15.75pt" style:font-style-asian="italic" style:font-weight-asian="bold" style:font-size-complex="18pt" style:font-style-complex="italic" style:font-weight-complex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09b00d" style:font-size-asian="16pt" style:font-weight-asian="bold" style:font-size-complex="16pt" style:font-weight-complex="bold"/>
    </style:style>
    <style:style style:name="T1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officeooo:rsid="000b99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eps For Git Hub </text:p>
      <text:p text:style-name="Text_20_body"/>
      <text:p text:style-name="Standard"><text:span text:style-name="T9">1)</text:span><text:span text:style-name="T11">Firstly create respositories in git hub</text:span></text:p>
      <text:p text:style-name="Standard"><text:span text:style-name="T11"/></text:p>
      <text:p text:style-name="P1"><text:span text:style-name="T10">2) Second create your new file in git hub</text:span></text:p>
      <text:p text:style-name="P1"><text:span text:style-name="T10"/></text:p>
      <text:p text:style-name="P1"><text:span text:style-name="T10">3) Then go to the terminal and write this command</text:span></text:p>
      <text:p text:style-name="P1"><text:span text:style-name="T10"/></text:p>
      <text:p text:style-name="P1"><text:span text:style-name="T10">cd <text:s/></text:span><text:span text:style-name="T12">var</text:span><text:span text:style-name="T13">/www/html/</text:span></text:p>
      <text:p text:style-name="P1"><text:span text:style-name="T13"/></text:p>
      <text:p text:style-name="P1"><text:span text:style-name="T13">4) </text:span><text:span text:style-name="T12">var</text:span><text:span text:style-name="T13">/www/html$ ls</text:span></text:p>
      <text:p text:style-name="P1"><text:span text:style-name="T13">they will show the file name and project</text:span></text:p>
      <text:p text:style-name="P2"><text:span text:style-name="T2"/></text:p>
      <text:p text:style-name="P3"><text:span text:style-name="T2">5</text:span><text:span text:style-name="T1">) $ sudo apt install git</text:span></text:p>
      <text:p text:style-name="P3"><text:span text:style-name="T1">to install the git application</text:span></text:p>
      <text:p text:style-name="P3"><text:span text:style-name="T1"/></text:p>
      <text:p text:style-name="P3"><text:span text:style-name="T1">6) </text:span><text:span text:style-name="T3">var/www/html$ git</text:span></text:p>
      <text:p text:style-name="P3"><text:span text:style-name="T3">to check the git installation and version</text:span></text:p>
      <text:p text:style-name="P3"><text:span text:style-name="T3"/></text:p>
      <text:p text:style-name="P3"><text:span text:style-name="T3">7) cd ../</text:span></text:p>
      <text:p text:style-name="P3"><text:span text:style-name="T3">this command get back to previous folder so we can give persmission to all directories</text:span></text:p>
      <text:p text:style-name="P3"><text:span text:style-name="T3"/></text:p>
      <text:p text:style-name="P3"><text:span text:style-name="T3">8) sudo chmod <text:s/>-R 777 var/www/</text:span></text:p>
      <text:p text:style-name="P3"><text:span text:style-name="T3">give permission to the folder directories</text:span></text:p>
      <text:p text:style-name="P5"><text:span text:style-name="T3"><text:line-break/></text:span><text:span text:style-name="T5">9) cd html/</text:span></text:p>
      <text:p text:style-name="P6"><text:span text:style-name="T3">so we can enter in the html folder and create clone</text:span></text:p>
      <text:p text:style-name="P6"><text:span text:style-name="T3"/></text:p>
      <text:p text:style-name="P4"><text:span text:style-name="T5">10</text:span><text:span text:style-name="T3">)</text:span><text:span text:style-name="T4"> git clone https://github.com/Abishek1611/javascript.git (give https clone path)</text:span></text:p>
      <text:p text:style-name="P4"><text:span text:style-name="T4"/></text:p>
      <text:p text:style-name="P6"><text:span text:style-name="T4">1</text:span><text:span text:style-name="T3">1) ls</text:span></text:p>
      <text:p text:style-name="P6"><text:span text:style-name="T3">to check the clone folder or file</text:span></text:p>
      <text:p text:style-name="P6"><text:soft-page-break/><text:span text:style-name="T3">12) cd javascript (javasript is a folder name)</text:span></text:p>
      <text:p text:style-name="P6"><text:span text:style-name="T3">from this we enter in javascript means clone folder directories</text:span></text:p>
      <text:p text:style-name="P8"><text:span text:style-name="T6"/></text:p>
      <text:p text:style-name="P9"><text:span text:style-name="T3"/></text:p>
      <text:p text:style-name="P9"><text:span text:style-name="T3">1</text:span><text:span text:style-name="T7">3</text:span><text:span text:style-name="T3">) git config –global user.email “email”</text:span></text:p>
      <text:p text:style-name="P11"><text:span text:style-name="T6"><text:tab/>git config –global user.name “username”</text:span></text:p>
      <text:p text:style-name="P4"><text:span text:style-name="T3"/></text:p>
      <text:p text:style-name="P7"><text:span text:style-name="T3">1</text:span><text:span text:style-name="T7">4</text:span><text:span text:style-name="T3">)</text:span><text:span text:style-name="T6">git commit</text:span></text:p>
      <text:p text:style-name="P10"><text:span text:style-name="T3">it is used to transefer the files</text:span></text:p>
      <text:p text:style-name="P6"><text:span text:style-name="T3"/></text:p>
      <text:p text:style-name="P7"><text:span text:style-name="T3">1</text:span><text:span text:style-name="T8">5</text:span><text:span text:style-name="T3">)</text:span><text:span text:style-name="T6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4:10:38.733778317</meta:creation-date>
    <dc:date>2022-12-01T18:34:41.316382681</dc:date>
    <meta:editing-duration>PT3H2M11S</meta:editing-duration>
    <meta:editing-cycles>1</meta:editing-cycles>
    <meta:document-statistic meta:table-count="0" meta:image-count="0" meta:object-count="0" meta:page-count="2" meta:paragraph-count="27" meta:word-count="163" meta:character-count="932" meta:non-whitespace-character-count="790"/>
    <meta:generator>LibreOffice/6.4.7.2$Linux_X86_64 LibreOffice_project/40$Build-2</meta:generator>
  </office:meta>
</office:document-meta>
</file>